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D000000CB57B0BD58.png" manifest:media-type="image/png"/>
  <manifest:file-entry manifest:full-path="Pictures/10000201000002900000006DCD20AC44.png" manifest:media-type="image/png"/>
  <manifest:file-entry manifest:full-path="Pictures/10000201000002EB0000022EA7B7239B.png" manifest:media-type="image/png"/>
  <manifest:file-entry manifest:full-path="Pictures/10000201000002A700000102C3956037.png" manifest:media-type="image/png"/>
  <manifest:file-entry manifest:full-path="Pictures/10000201000002DE000001B72D9AE487.png" manifest:media-type="image/png"/>
  <manifest:file-entry manifest:full-path="Pictures/10000201000002F20000022A6556CC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20ab7f"/>
    </style:style>
    <style:style style:name="P2" style:family="paragraph" style:parent-style-name="Standard">
      <style:paragraph-properties fo:text-align="end" style:justify-single-word="false"/>
      <style:text-properties officeooo:paragraph-rsid="0025d2cb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22pt" style:text-underline-style="solid" style:text-underline-width="auto" style:text-underline-color="font-color" officeooo:rsid="001d5b9c" officeooo:paragraph-rsid="001d5b9c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d5b9c" officeooo:paragraph-rsid="001d5b9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efffc" officeooo:paragraph-rsid="001efffc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1d5b9c" officeooo:paragraph-rsid="001d5b9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1d5b9c" officeooo:paragraph-rsid="001efff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1efffc" officeooo:paragraph-rsid="001efffc" style:font-size-asian="10.5pt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1efffc" officeooo:paragraph-rsid="0020ab7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20ab7f" officeooo:paragraph-rsid="0020ab7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d5b9c" officeooo:paragraph-rsid="001efffc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d5b9c" officeooo:paragraph-rsid="001d5b9c" style:font-size-asian="11.3500003814697pt" style:font-size-complex="13pt"/>
    </style:style>
    <style:style style:name="P13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21a4a7" officeooo:paragraph-rsid="0020ab7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d5b9c" officeooo:paragraph-rsid="001d5b9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2e67a0" officeooo:paragraph-rsid="002e67a0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rsid="0020ab7f" officeooo:paragraph-rsid="001d5b9c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style:font-size-asian="14pt"/>
    </style:style>
    <style:style style:name="T3" style:family="text">
      <style:text-properties style:font-name="DejaVu Sans Condensed" fo:font-size="12pt" style:text-underline-style="none" style:font-size-asian="10.5pt" style:font-size-complex="12pt"/>
    </style:style>
    <style:style style:name="T4" style:family="text">
      <style:text-properties style:font-name="DejaVu Sans Condensed" fo:font-size="12pt" style:text-underline-style="none" officeooo:rsid="001efffc" style:font-size-asian="10.5pt" style:font-size-complex="12pt"/>
    </style:style>
    <style:style style:name="T5" style:family="text">
      <style:text-properties style:font-name="DejaVu Sans Condensed" fo:font-size="12pt" style:text-underline-style="none" officeooo:rsid="0020ab7f" style:font-size-asian="10.5pt" style:font-size-complex="12pt"/>
    </style:style>
    <style:style style:name="T6" style:family="text">
      <style:text-properties style:font-name="DejaVu Sans Condensed" fo:font-size="12pt" style:text-underline-style="none" officeooo:rsid="00210b1d" style:font-size-asian="10.5pt" style:font-size-complex="12pt"/>
    </style:style>
    <style:style style:name="T7" style:family="text">
      <style:text-properties style:font-name="DejaVu Sans Condensed" fo:font-size="12pt" style:text-underline-style="none" officeooo:rsid="0021a4a7" style:font-size-asian="10.5pt" style:font-size-complex="12pt"/>
    </style:style>
    <style:style style:name="T8" style:family="text">
      <style:text-properties officeooo:rsid="0021a4a7"/>
    </style:style>
    <style:style style:name="T9" style:family="text">
      <style:text-properties style:font-name="DejaVu Sans Mono" fo:font-size="11pt" fo:font-style="normal" fo:font-weight="normal" style:font-size-asian="11pt" style:font-style-asian="normal" style:font-weight-asian="normal"/>
    </style:style>
    <style:style style:name="T10" style:family="text">
      <style:text-properties officeooo:rsid="002e6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0">Prolog</text:span>: Cheat Sheet</text:p>
      <text:p text:style-name="P4"><text:span text:style-name="T10">Backtracking</text:span>:</text:p>
      <text:p text:style-name="P4"><draw:frame draw:style-name="fr1" draw:name="Image12" text:anchor-type="paragraph" svg:x="3.8402in" svg:y="0.0409in" svg:width="3.8846in" svg:height="2.839in" draw:z-index="0"><draw:image xlink:href="Pictures/10000201000002F20000022A6556CCB0.png" xlink:type="simple" xlink:show="embed" xlink:actuate="onLoad"/></draw:frame><draw:frame draw:style-name="fr1" draw:name="Image14" text:anchor-type="paragraph" svg:x="-0.211in" svg:y="0.0173in" svg:width="3.8846in" svg:height="2.3217in" draw:z-index="1"><draw:image xlink:href="Pictures/10000201000002DE000001B72D9AE48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5" text:anchor-type="paragraph" svg:x="-0.1043in" svg:y="0.098in" svg:width="3.8744in" svg:height="1.4772in" draw:z-index="2"><draw:image xlink:href="Pictures/10000201000002A700000102C395603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Cuts:</text:p>
      <text:p text:style-name="P4"><draw:frame draw:style-name="fr1" draw:name="Image16" text:anchor-type="paragraph" svg:x="-0.0791in" svg:y="0.1264in" svg:width="3.8846in" svg:height="2.9134in" draw:z-index="3"><draw:image xlink:href="Pictures/10000201000002EB0000022EA7B7239B.png" xlink:type="simple" xlink:show="embed" xlink:actuate="onLoad"/></draw:frame></text:p>
      <text:p text:style-name="P4"><draw:frame draw:style-name="fr1" draw:name="Image17" text:anchor-type="paragraph" svg:x="3.9063in" svg:y="0.0736in" svg:width="3.8953in" svg:height="0.6346in" draw:z-index="4"><draw:image xlink:href="Pictures/10000201000002900000006DCD20AC44.png" xlink:type="simple" xlink:show="embed" xlink:actuate="onLoad"/></draw:frame></text:p>
      <text:p text:style-name="P4"/>
      <text:p text:style-name="P4"/>
      <text:p text:style-name="P4"><draw:frame draw:style-name="fr1" draw:name="Image18" text:anchor-type="paragraph" svg:x="3.9417in" svg:y="0.1709in" svg:width="3.8846in" svg:height="1.052in" draw:z-index="5"><draw:image xlink:href="Pictures/10000201000002ED000000CB57B0BD5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54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52:57.636644044</meta:creation-date>
    <dc:date>2014-04-03T17:28:17.308765525</dc:date>
    <meta:editing-duration>PT37M42S</meta:editing-duration>
    <meta:editing-cycles>12</meta:editing-cycles>
    <meta:generator>LibreOffice/4.2.2.1$Linux_x86 LibreOffice_project/420m0$Build-1</meta:generator>
    <meta:document-statistic meta:table-count="0" meta:image-count="6" meta:object-count="0" meta:page-count="1" meta:paragraph-count="3" meta:word-count="5" meta:character-count="37" meta:non-whitespace-character-count="35"/>
  </office:meta>
</office:document-meta>
</file>